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/>
    <style:style style:name="T2" style:family="text">
      <style:text-properties officeooo:rsid="000f84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elhasználói dokumentáció</text:h>
      <text:p text:style-name="Standard"><text:span text:style-name="T1">A felhasználó a balegérgombbal kattintva tudja használni a gombot</text:span></text:p>
      <text:p text:style-name="Standard" loext:marker-style-name="T1">A felhasználó a jobbegérgombbal tudja irányítani a baglyot, <text:span text:style-name="T2">ami a karaktere.</text:span></text:p>
      <text:p text:style-name="Standard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landscape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dc:date>2023-11-24T19:28:37.771286965</dc:date>
    <meta:generator>LibreOffice/7.5.8.2$Linux_X86_64 LibreOffice_project/50$Build-2</meta:generator>
    <meta:editing-duration>PT6H15M21S</meta:editing-duration>
    <meta:document-statistic meta:table-count="0" meta:image-count="0" meta:object-count="0" meta:page-count="1" meta:paragraph-count="3" meta:word-count="22" meta:character-count="166" meta:non-whitespace-character-count="147"/>
    <meta:template xlink:type="simple" xlink:actuate="onRequest" xlink:title="Normal.dotm" xlink:href=""/>
  </office:meta>
</office:document-meta>
</file>